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a4c3" officeooo:paragraph-rsid="0005a4c3"/>
    </style:style>
    <style:style style:name="P2" style:family="paragraph" style:parent-style-name="Standard">
      <style:text-properties officeooo:rsid="000939ab" officeooo:paragraph-rsid="000939ab"/>
    </style:style>
    <style:style style:name="P3" style:family="paragraph" style:parent-style-name="Standard">
      <style:text-properties officeooo:rsid="000b6532" officeooo:paragraph-rsid="000b6532"/>
    </style:style>
    <style:style style:name="P4" style:family="paragraph" style:parent-style-name="Standard">
      <style:text-properties officeooo:rsid="000b6532" officeooo:paragraph-rsid="000b6532" fo:background-color="#ffff00"/>
    </style:style>
    <style:style style:name="P5" style:family="paragraph" style:parent-style-name="Standard">
      <style:text-properties officeooo:rsid="000b6532" officeooo:paragraph-rsid="000b6532" fo:background-color="transparent"/>
    </style:style>
    <style:style style:name="P6" style:family="paragraph" style:parent-style-name="Standard">
      <style:text-properties officeooo:rsid="000c8051" officeooo:paragraph-rsid="000c8051" fo:background-color="transparent"/>
    </style:style>
    <style:style style:name="P7" style:family="paragraph" style:parent-style-name="Standard">
      <style:text-properties officeooo:rsid="000c8051" officeooo:paragraph-rsid="000c8051"/>
    </style:style>
    <style:style style:name="P8" style:family="paragraph" style:parent-style-name="Standard">
      <style:text-properties officeooo:rsid="000ce919" officeooo:paragraph-rsid="000ce919"/>
    </style:style>
    <style:style style:name="P9" style:family="paragraph" style:parent-style-name="Standard">
      <style:text-properties officeooo:rsid="000edb51" officeooo:paragraph-rsid="000ce919"/>
    </style:style>
    <style:style style:name="T1" style:family="text">
      <style:text-properties officeooo:rsid="000611ed"/>
    </style:style>
    <style:style style:name="T2" style:family="text">
      <style:text-properties officeooo:rsid="000abaae"/>
    </style:style>
    <style:style style:name="T3" style:family="text">
      <style:text-properties officeooo:rsid="000c8051"/>
    </style:style>
    <style:style style:name="T4" style:family="text">
      <style:text-properties officeooo:rsid="000edb5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1">Introduction-</text:p>
      <text:p text:style-name="P1">Quadcopters have had one main method of controlling their output and it is done by recording the RPM of the rotor and then running some sort of control algorithm <text:span text:style-name="T1">to calculate a new RPM that will maintain the state of the drone. While this is a valid method of control, it does not address the physical variabilities due to many external factors. We find that if additional wind such as wind gusts are present, the thrust output of the propellor will vary regardless of the constant RPM. Some papers address this by measuring and controlling the torque output of the motor. This is subject to lots of noise and errors in measurement because strain guages high frequency noise and high noise to signal ratio. </text:span></text:p>
      <text:p text:style-name="P1"/>
      <text:p text:style-name="P2">What we suggest instead a direct thrust measurement based model which measures thrust through the use of a micro hot-wire anemometer to meausre the wind flow behind the propellor. <text:span text:style-name="T2">This value is proportional to the thrust output of the drone.</text:span></text:p>
      <text:p text:style-name="P2"/>
      <text:p text:style-name="P7">There are two different tests to perform. A static and a full drone test. In this paper we will only discuss the static testing. </text:p>
      <text:p text:style-name="P7"/>
      <text:p text:style-name="P8">The paper by mahoney takes into account that thrust output of the drone should be referenced within the calculation of the applied RPM of the propellors, but they only estimate the thrust based on RPM and current usage of the motor. <text:span text:style-name="T4">They call this the aerodynamic power. </text:span>While this leads to an appropriate estimation, a direct measurement is better. They do however show an algorithm by which they control the propellor to maintain a constant thrust. We will perform the same experiemnts both with and without the wind sensor and determine which is better. </text:p>
      <text:p text:style-name="P9"/>
      <text:p text:style-name="P8"/>
      <text:p text:style-name="P8">Similarly </text:p>
      <text:p text:style-name="P2"/>
      <text:p text:style-name="P3">Theory</text:p>
      <text:p text:style-name="P3">In the mahoney paper, they show that the total output wind velocity is can be characterized by the combination of the drones velocity, as well as additional wind the propellor generates. We can character ize this is as</text:p>
      <text:p text:style-name="P3"/>
      <text:p text:style-name="P4">INSERT MATH HERE</text:p>
      <text:p text:style-name="P4"/>
      <text:p text:style-name="P5"/>
      <text:p text:style-name="P5">This way we can characterize the horizontal and vertical components of the wind. <text:span text:style-name="T3">Allowing for us to more accurately predict and react to extraneous wind disturbances.</text:span></text:p>
      <text:p text:style-name="P5"/>
      <text:p text:style-name="P6">Also knowing the angle of the drone will help in those calculations.</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4:43:04.346006171</meta:creation-date>
    <dc:date>2018-05-29T09:47:25.144242471</dc:date>
    <meta:editing-duration>PT37M21S</meta:editing-duration>
    <meta:editing-cycles>5</meta:editing-cycles>
    <meta:generator>LibreOffice/5.1.6.2$Linux_X86_64 LibreOffice_project/10m0$Build-2</meta:generator>
    <meta:document-statistic meta:table-count="0" meta:image-count="0" meta:object-count="0" meta:page-count="1" meta:paragraph-count="12" meta:word-count="365" meta:character-count="2140" meta:non-whitespace-character-count="1783"/>
  </office:meta>
</office:document-meta>
</file>